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810000059044053676.jpg" manifest:media-type="image/jpeg"/>
  <manifest:file-entry manifest:full-path="styles.xml" manifest:media-type="text/xml"/>
  <manifest:file-entry manifest:full-path="OLELinks/_1415458630" manifest:media-type="application/vnd.sun.star.oleobjec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397cm" fo:margin-left="-0.199cm" table:align="left" style:writing-mode="lr-tb"/>
    </style:style>
    <style:style style:name="Tableau1.A" style:family="table-column">
      <style:table-column-properties style:column-width="8.19cm"/>
    </style:style>
    <style:style style:name="Tableau1.B" style:family="table-column">
      <style:table-column-properties style:column-width="8.2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2cm" fo:margin-bottom="0cm" style:contextual-spacing="false"/>
    </style:style>
    <style:style style:name="P4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officeooo:paragraph-rsid="0020e0e2" style:font-weight-asian="bold" style:font-name-complex="Arial"/>
    </style:style>
    <style:style style:name="P5" style:family="paragraph" style:parent-style-name="Standard">
      <style:paragraph-properties fo:margin-top="0.212cm" fo:margin-bottom="0cm" style:contextual-spacing="false"/>
      <style:text-properties style:font-name="Arial" fo:font-weight="normal" officeooo:rsid="00452a17" officeooo:paragraph-rsid="00452a17" style:font-weight-asian="normal" style:font-name-complex="Arial" style:font-weight-complex="normal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7" style:family="paragraph" style:parent-style-name="Standard">
      <style:paragraph-properties fo:margin-top="0.212cm" fo:margin-bottom="0cm" style:contextual-spacing="false"/>
      <style:text-properties officeooo:paragraph-rsid="00363a6c"/>
    </style:style>
    <style:style style:name="P8" style:family="paragraph" style:parent-style-name="Standard">
      <style:paragraph-properties fo:margin-top="0.212cm" fo:margin-bottom="0cm" style:contextual-spacing="false"/>
      <style:text-properties officeooo:rsid="0043698a" officeooo:paragraph-rsid="0043698a"/>
    </style:style>
    <style:style style:name="P9" style:family="paragraph" style:parent-style-name="Standard" style:master-page-name="">
      <style:paragraph-properties fo:margin-top="0.212cm" fo:margin-bottom="0cm" style:contextual-spacing="false" style:page-number="auto" fo:break-before="auto" fo:break-after="auto"/>
      <style:text-properties style:font-name="Arial" style:font-name-complex="Arial"/>
    </style:style>
    <style:style style:name="P10" style:family="paragraph" style:parent-style-name="Standard" style:master-page-name="Standard">
      <style:paragraph-properties fo:margin-top="0.212cm" fo:margin-bottom="0cm" style:contextual-spacing="false" style:page-number="auto"/>
      <style:text-properties style:font-name="Arial" style:font-name-complex="Arial"/>
    </style:style>
    <style:style style:name="P11" style:family="paragraph" style:parent-style-name="Standard">
      <style:paragraph-properties fo:margin-top="0.212cm" fo:margin-bottom="0cm" style:contextual-spacing="false"/>
      <style:text-properties style:font-name="Arial" officeooo:rsid="004abcc2" officeooo:paragraph-rsid="004f6430" style:font-name-complex="Arial"/>
    </style:style>
    <style:style style:name="P12" style:family="paragraph" style:parent-style-name="Standard">
      <style:paragraph-properties fo:margin-top="0.212cm" fo:margin-bottom="0cm" style:contextual-spacing="false" fo:text-align="start" style:justify-single-word="false"/>
      <style:text-properties style:font-name="Arial" officeooo:rsid="00363a6c" officeooo:paragraph-rsid="004120dc" style:font-name-complex="Arial"/>
    </style:style>
    <style:style style:name="P13" style:family="paragraph" style:parent-style-name="Standard">
      <style:paragraph-properties fo:margin-top="0.212cm" fo:margin-bottom="0cm" style:contextual-spacing="false"/>
      <style:text-properties style:font-name="Arial" fo:font-style="italic" style:text-underline-style="solid" style:text-underline-width="auto" style:text-underline-color="font-color" fo:font-weight="bold" officeooo:rsid="00397a7f" officeooo:paragraph-rsid="004120dc" style:font-style-asian="italic" style:font-weight-asian="bold" style:font-name-complex="Arial" style:font-style-complex="italic" style:font-weight-complex="bold"/>
    </style:style>
    <style:style style:name="P14" style:family="paragraph" style:parent-style-name="Standard" style:list-style-name="L1">
      <style:paragraph-properties fo:margin-top="0.212cm" fo:margin-bottom="0cm" style:contextual-spacing="false"/>
      <style:text-properties style:font-name="Arial" fo:font-style="normal" style:text-underline-style="none" fo:font-weight="normal" officeooo:rsid="00503d3a" officeooo:paragraph-rsid="0052380d" style:font-style-asian="normal" style:font-weight-asian="normal" style:font-name-complex="Arial" style:font-style-complex="normal" style:font-weight-complex="normal"/>
    </style:style>
    <style:style style:name="P15" style:family="paragraph" style:parent-style-name="Standard" style:list-style-name="L1">
      <style:paragraph-properties fo:margin-top="0.212cm" fo:margin-bottom="0cm" style:contextual-spacing="false"/>
      <style:text-properties style:font-name="Arial" fo:font-style="normal" style:text-underline-style="none" fo:font-weight="normal" officeooo:rsid="0050a07f" officeooo:paragraph-rsid="0050a07f" style:font-style-asian="normal" style:font-weight-asian="normal" style:font-name-complex="Arial" style:font-style-complex="normal" style:font-weight-complex="normal"/>
    </style:style>
    <style:style style:name="P16" style:family="paragraph" style:parent-style-name="Standard" style:list-style-name="L1">
      <style:paragraph-properties fo:margin-top="0.212cm" fo:margin-bottom="0cm" style:contextual-spacing="false"/>
      <style:text-properties style:font-name="Arial" fo:font-style="normal" style:text-underline-style="none" fo:font-weight="normal" officeooo:rsid="0050a07f" officeooo:paragraph-rsid="0052380d" style:font-style-asian="normal" style:font-weight-asian="normal" style:font-name-complex="Arial" style:font-style-complex="normal" style:font-weight-complex="normal"/>
    </style:style>
    <style:style style:name="P17" style:family="paragraph" style:parent-style-name="Standard" style:list-style-name="L1">
      <style:paragraph-properties fo:margin-top="0.212cm" fo:margin-bottom="0cm" style:contextual-spacing="false"/>
      <style:text-properties style:font-name="Arial" fo:font-style="normal" style:text-underline-style="none" fo:font-weight="normal" officeooo:rsid="0051475b" officeooo:paragraph-rsid="0051475b" style:font-style-asian="normal" style:font-weight-asian="normal" style:font-name-complex="Arial" style:font-style-complex="normal" style:font-weight-complex="normal"/>
    </style:style>
    <style:style style:name="P18" style:family="paragraph" style:parent-style-name="Standard">
      <style:paragraph-properties fo:margin-top="0.212cm" fo:margin-bottom="0cm" style:contextual-spacing="false"/>
      <style:text-properties style:font-name="Arial" fo:font-style="normal" style:text-underline-style="none" fo:font-weight="normal" officeooo:rsid="0052380d" officeooo:paragraph-rsid="0052380d" style:font-style-asian="normal" style:font-weight-asian="normal" style:font-name-complex="Arial" style:font-style-complex="normal" style:font-weight-complex="normal"/>
    </style:style>
    <style:style style:name="P19" style:family="paragraph" style:parent-style-name="Standard">
      <style:paragraph-properties fo:margin-top="0.212cm" fo:margin-bottom="0cm" style:contextual-spacing="false"/>
      <style:text-properties style:font-name="Arial" fo:font-weight="normal" officeooo:rsid="00397a7f" officeooo:paragraph-rsid="0051475b" style:font-weight-asian="normal" style:font-name-complex="Arial" style:font-weight-complex="normal"/>
    </style:style>
    <style:style style:name="P20" style:family="paragraph" style:parent-style-name="Standard">
      <style:paragraph-properties fo:margin-top="0.212cm" fo:margin-bottom="0cm" style:contextual-spacing="false"/>
      <style:text-properties officeooo:paragraph-rsid="0052380d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3b0593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bold" officeooo:rsid="004f6430" style:font-size-asian="14pt" style:font-weight-asian="bold" style:font-name-complex="Arial" style:font-size-complex="14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officeooo:rsid="00267b42" style:font-name-complex="Arial"/>
    </style:style>
    <style:style style:name="T6" style:family="text">
      <style:text-properties style:font-name="Arial" officeooo:rsid="002a697d" style:font-name-complex="Arial"/>
    </style:style>
    <style:style style:name="T7" style:family="text">
      <style:text-properties style:font-name="Arial" officeooo:rsid="00363a6c" style:font-name-complex="Arial"/>
    </style:style>
    <style:style style:name="T8" style:family="text">
      <style:text-properties style:font-name="Arial" officeooo:rsid="004f6430" style:font-name-complex="Arial"/>
    </style:style>
    <style:style style:name="T9" style:family="text">
      <style:text-properties style:font-name="Arial" officeooo:rsid="0052380d" style:font-name-complex="Arial"/>
    </style:style>
    <style:style style:name="T10" style:family="text">
      <style:text-properties style:font-name="Arial" style:text-underline-style="solid" style:text-underline-width="bold" style:text-underline-color="font-color" fo:font-weight="bold" style:font-weight-asian="bold" style:font-name-complex="Arial"/>
    </style:style>
    <style:style style:name="T11" style:family="text">
      <style:text-properties style:font-name="Arial" fo:font-style="normal" style:text-underline-style="none" fo:font-weight="normal" officeooo:rsid="00503d3a" style:font-style-asian="normal" style:font-weight-asian="normal" style:font-name-complex="Arial" style:font-style-complex="normal" style:font-weight-complex="normal"/>
    </style:style>
    <style:style style:name="T12" style:family="text">
      <style:text-properties style:font-name="Arial" fo:font-style="normal" style:text-underline-style="none" fo:font-weight="normal" officeooo:rsid="0052380d" style:font-style-asian="normal" style:font-weight-asian="normal" style:font-name-complex="Arial" style:font-style-complex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04f6430"/>
    </style:style>
    <style:style style:name="T15" style:family="text">
      <style:text-properties officeooo:rsid="0051475b"/>
    </style:style>
    <style:style style:name="T16" style:family="text">
      <style:text-properties fo:font-style="normal" style:text-underline-style="none" officeooo:rsid="0051475b" style:font-style-asian="normal" style:font-style-complex="normal"/>
    </style:style>
    <style:style style:name="T17" style:family="text">
      <style:text-properties fo:font-style="normal" style:text-underline-style="none" officeooo:rsid="0052380d" style:font-style-asian="normal" style:font-style-complex="normal"/>
    </style:style>
    <style:style style:name="T18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6"><text:span text:style-name="T1">Fiche d’anomalie N°</text:span><text:span text:style-name="T2">1</text:span><text:span text:style-name="T3">9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4">Date d’ouverture : </text:span><text:span text:style-name="T8">28</text:span><text:span text:style-name="T5">/0</text:span><text:span text:style-name="T6">5</text:span><text:span text:style-name="T5">/201</text:span><text:span text:style-name="T7">6</text:span></text:p>
          </table:table-cell>
          <table:table-cell table:style-name="Tableau1.B2" office:value-type="string">
            <text:p text:style-name="P7"><text:span text:style-name="T4">Date de clôture : <text:s/></text:span><text:span text:style-name="T9">28/05/2016</text:span><text:span text:style-name="T4"> <text:s text:c="19"/> 4</text:span><text:bookmark text:name="_1418046982"/><text:bookmark text:name="_1415458630"/><text:bookmark text:name="_1410177184"/><text:bookmark text:name="_1410176768"/><field:fieldmark-start text:name="__Fieldmark__1873_1291748600" field:type="vnd.oasis.opendocument.field.UNHANDLED"><field:param field:name="vnd.oasis.opendocument.field.code" field:value=" LINK Excel.Sheet.8 &quot;E:\\SCAO\\Projet SCAO\\Anomalies\\Gestion des anomalies.xls&quot; &quot;Feuil1!L5C4&quot; \a \f 4 \r  \* MERGEFORMAT "/><field:param field:name="vnd.oasis.opendocument.field.id" field:value="56"/><field:param field:name="vnd.oasis.opendocument.field.ole" field:value="_1415458630"/></field:fieldmark-start><field:fieldmark-end/></text:p>
          </table:table-cell>
        </table:table-row>
        <table:table-row table:style-name="Tableau1.1">
          <table:table-cell table:style-name="Tableau1.B2" table:number-columns-spanned="2" office:value-type="string">
            <text:p text:style-name="P8">Intitulé : <text:span text:style-name="T14">Sauvegarde</text:span></text:p>
            <text:p text:style-name="P20"><text:span text:style-name="T10">Description :</text:span><text:span text:style-name="T4"> </text:span><text:span text:style-name="T9">Après réalisation de l</text:span><text:span text:style-name="T11">a sauvegarde quotidienne par l'outil de sauvegarde « Déjà Dup », </text:span><text:span text:style-name="T12">un message d'avertissement : « </text:span><text:span text:style-name="T8">Les fichiers ci-dessous n'ont pas été sauvegardés » :</text:span></text:p>
            <text:p text:style-name="P11">/home/leruste/.cache/dconf</text:p>
            <text:p text:style-name="P11">/home/leruste/.config/enchant</text:p>
            <text:p text:style-name="P11">/home/leruste/.dbus</text:p>
            <text:p text:style-name="P11">/home/leruste/.gvfs</text:p>
            <text:p text:style-name="P5"/>
            <text:p text:style-name="P13">Conclusion : </text:p>
            <text:p text:style-name="P18">Il faut beaucoup de patience pour utiliser Ubuntu.</text:p>
            <text:p text:style-name="P19"><text:span text:style-name="T13">Remède :</text:span> <text:s/><text:span text:style-name="T15">A</text:span><text:span text:style-name="T16">ppliquer la cde chown </text:span><text:span text:style-name="T17">(change owner) </text:span><text:span text:style-name="T16">sur les 4 répertoires listés ci dessus.</text:span>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12"/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4">Analyse : </text:p>
            <text:list xml:id="list6839786706914589990" text:style-name="L1">
              <text:list-item>
                <text:p text:style-name="P14">ls -l -a /home/leruste/.cache/dconf</text:p>
              </text:list-item>
              <text:list-item>
                <text:p text:style-name="P14">ls: impossible d'ouvrir le répertoire /home/leruste/.cache/dconf: Permission non accordée</text:p>
              </text:list-item>
              <text:list-item>
                <text:p text:style-name="P14">sudo ls -l -a /home/leruste/.cache</text:p>
              </text:list-item>
              <text:list-item>
                <text:p text:style-name="P14">drwx------ <text:s/>2 <text:span text:style-name="T13">root</text:span> <text:s text:c="3"/><text:span text:style-name="T13">root</text:span> <text:s text:c="4"/>4096 mai <text:s text:c="3"/>2 10:32 dconf</text:p>
              </text:list-item>
              <text:list-item>
                <text:p text:style-name="P15">sudo chown leruste /home/leruste/.cache/dconf </text:p>
              </text:list-item>
              <text:list-item>
                <text:p text:style-name="P16">sudo ls -l -a /home/leruste/.cache</text:p>
              </text:list-item>
              <text:list-item>
                <text:p text:style-name="P16">drwx------ <text:s/>2 <text:span text:style-name="T13">leruste</text:span> <text:span text:style-name="T13">root</text:span> <text:s text:c="4"/>4096 mai <text:s text:c="3"/>2 10:32 dconf</text:p>
              </text:list-item>
              <text:list-item>
                <text:p text:style-name="P17">Il convient donc d'appliquer la cde chown sur les 3 autres répertoires listés ci dessus.</text:p>
              </text:list-item>
            </text:list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26cm" fo:margin-left="-0.199cm" table:align="left" style:writing-mode="lr-tb"/>
    </style:style>
    <style:style style:name="Tableau4.A" style:family="table-column">
      <style:table-column-properties style:column-width="14.122cm"/>
    </style:style>
    <style:style style:name="Tableau4.B" style:family="table-column">
      <style:table-column-properties style:column-width="2.13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2" text:anchor-type="as-char" svg:width="6.636cm" svg:height="2.381cm" draw:z-index="0"><draw:image xlink:href="Pictures/1000000000000F810000059044053676.jpg" xlink:type="simple" xlink:show="embed" xlink:actuate="onLoad"/></draw:frame></text:p>
      </style:header>
      <style:foot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Footer"><text:file-name text:display="full">/media/leruste/SAUVEGARDE/Données/SCAO/Projet_SCAO/Anomalies/Fiche d'anomalie N°19.odt</text:file-name></text:p>
            </table:table-cell>
            <table:table-cell table:style-name="Tableau4.B1" office:value-type="string">
              <text:p text:style-name="MP2"><text:span text:style-name="Page_20_Number">Page </text:span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’anomalie N°1</dc:title>
    <meta:initial-creator>Propriétaire</meta:initial-creator>
    <meta:creation-date>2014-10-03T17:19:00</meta:creation-date>
    <dc:date>2016-05-28T17:08:41.292507842</dc:date>
    <meta:print-date>2016-05-28T17:03:08.101147662</meta:print-date>
    <meta:editing-cycles>19</meta:editing-cycles>
    <meta:editing-duration>PT1H15M20S</meta:editing-duration>
    <meta:generator>LibreOffice/4.2.8.2$Linux_x86 LibreOffice_project/420m0$Build-2</meta:generator>
    <meta:document-statistic meta:table-count="2" meta:image-count="1" meta:object-count="0" meta:page-count="1" meta:paragraph-count="24" meta:word-count="152" meta:character-count="1106" meta:non-whitespace-character-count="939"/>
  </office:meta>
</office:document-meta>
</file>